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01A46141B94449E2EE9.png" manifest:media-type="image/png"/>
  <manifest:file-entry manifest:full-path="Pictures/100000000000001500000022F4BBFBF6805FC511.png" manifest:media-type="image/png"/>
  <manifest:file-entry manifest:full-path="Pictures/10000201000002B30000019A3DFBC2E66FAC49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5983b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3.299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2.37cm" fo:min-width="19.9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898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17cm" fo:min-width="0cm" fo:padding-top="0.165cm" fo:padding-bottom="0.165cm" fo:padding-left="0.29cm" fo:padding-right="0.29cm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3.37cm" fo:min-width="0.563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5983b0"/>
    </style:style>
    <style:style style:name="P4" style:family="paragraph">
      <loext:graphic-properties draw:fill="none" draw:fill-color="#ffffff"/>
      <style:paragraph-properties style:writing-mode="lr-tb"/>
      <style:text-properties fo:color="#5983b0"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color="#34eb5e" fo:font-size="15pt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fo:color="#ffa6a6"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color="#d4ea6b" fo:font-size="15pt" style:font-size-asian="15pt" style:font-size-complex="15pt"/>
    </style:style>
    <style:style style:name="P9" style:family="paragraph">
      <loext:graphic-properties draw:fill="none" draw:fill-color="#ffffff"/>
      <style:paragraph-properties style:writing-mode="lr-tb"/>
      <style:text-properties fo:color="#729fcf" fo:font-size="15pt" style:font-size-asian="15pt" style:font-size-complex="15pt"/>
    </style:style>
    <style:style style:name="P10" style:family="paragraph">
      <loext:graphic-properties draw:fill-color="#191919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bf00"/>
      <style:paragraph-properties fo:text-align="center"/>
    </style:style>
    <style:style style:name="T1" style:family="text">
      <style:text-properties fo:color="#5983b0" fo:font-size="15pt" style:font-size-asian="15pt" style:font-size-complex="15pt"/>
    </style:style>
    <style:style style:name="T2" style:family="text">
      <style:text-properties fo:color="#5983b0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101cm" svg:height="5.4cm" svg:x="10.191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7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8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9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10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0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7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8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9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10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0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12.9cm" draw:transform="rotate (1.5707963267949) translate (9.591cm 1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" draw:layer="layout" svg:width="0.4cm" svg:height="6.5cm" svg:x="22.691cm" svg:y="4.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0.445cm" svg:height="0.72cm" svg:x="23.491cm" svg:y="7.7cm">
          <draw:image xlink:href="Pictures/100000000000001500000022F4BBFBF6805FC511.png" xlink:type="simple" xlink:show="embed" xlink:actuate="onLoad" loext:mime-type="image/png">
            <text:p/>
          </draw:image>
        </draw:frame>
        <draw:frame draw:style-name="gr15" draw:text-style-name="P11" draw:layer="layout" svg:width="0.381cm" svg:height="0.55cm" svg:x="15.891cm" svg:y="12.2cm">
          <draw:image xlink:href="Pictures/10000000000000120000001A46141B94449E2EE9.png" xlink:type="simple" xlink:show="embed" xlink:actuate="onLoad" loext:mime-type="image/png">
            <text:p/>
          </draw:image>
        </draw:fram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143cm" svg:height="3.7cm" svg:x="17.391cm" svg:y="14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7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8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9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10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0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7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6" draw:text-style-name="P8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6" draw:text-style-name="P9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7" draw:text-style-name="P10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0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7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custom-shape draw:style-name="gr17" draw:text-style-name="P1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7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6" draw:text-style-name="P8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6" draw:text-style-name="P9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7" draw:text-style-name="P10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0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7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8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custom-shape draw:style-name="gr17" draw:text-style-name="P1" draw:layer="layout" svg:width="1.143cm" svg:height="3.7cm" svg:x="14.691cm" svg:y="14.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7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6" draw:text-style-name="P8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6" draw:text-style-name="P9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7" draw:text-style-name="P10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0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7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8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9" draw:layer="layout" svg:width="1.175cm" svg:height="0.966cm" svg:x="26.816cm" svg:y="4.4cm">
          <draw:text-box>
            <text:p><text:span text:style-name="T11">z</text:span><text:span text:style-name="T12">obj</text:span></text:p>
          </draw:text-box>
        </draw:frame>
        <draw:custom-shape draw:style-name="gr17" draw:text-style-name="P1" draw:layer="layout" svg:width="1.143cm" svg:height="3.7cm" svg:x="15.991cm" svg:y="14.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4" draw:layer="layout" svg:width="0.938cm" svg:height="0.966cm" svg:x="9.291cm" svg:y="6.4cm">
          <draw:text-box>
            <text:p text:style-name="P3"><text:span text:style-name="T1">z</text:span><text:span text:style-name="T2">0</text:span></text:p>
          </draw:text-box>
        </draw:frame>
        <draw:frame draw:style-name="gr5" draw:text-style-name="P5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6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custom-shape draw:style-name="gr7" draw:text-style-name="P10" draw:layer="layout" svg:width="2.8cm" svg:height="4.297cm" draw:transform="rotate (-1.58336269740926) translate (25.325cm 2.954cm)">
            <text:p/>
            <draw:enhanced-geometry svg:viewBox="0 0 21600 21600" draw:mirror-horizontal="fals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0" draw:layer="layout" svg:width="1.5cm" svg:height="1.5cm" draw:transform="rotate (-1.58336269740926) translate (24.122cm 3.9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ustom-shape draw:style-name="gr12" draw:text-style-name="P1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7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8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9" draw:layer="layout" svg:width="1.175cm" svg:height="0.966cm" svg:x="26.816cm" svg:y="4.4cm">
          <draw:text-box>
            <text:p><text:span text:style-name="T11">z</text:span><text:span text:style-name="T12">ob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5-03-14T22:10:28.142139357</dc:date>
    <meta:editing-duration>PT39M4S</meta:editing-duration>
    <meta:editing-cycles>12</meta:editing-cycles>
    <meta:generator>LibreOffice/6.4.7.2$Linux_X86_64 LibreOffice_project/40$Build-2</meta:generator>
    <meta:document-statistic meta:object-count="143"/>
  </office:meta>
</office:document-meta>
</file>